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JXPathBindingBase.doLoad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enableLogging(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ComposedJXPathBindingBase( JXPathBindingBuilderBase . CommonAttributes commonAtts , JXPathBindingBase [ ] childBind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edJXPathBindingBase.getClass( String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edJXPathBindingBase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JXPathBindingBase.doSave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JXPathBindingBase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